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7800000078B74FACC5EE49570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Serif" svg:font-family="NotoSerif" style:font-family-generic="roman" style:font-pitch="variable"/>
    <style:font-face style:name="NotoSerif-Italic" svg:font-family="NotoSerif-Italic" style:font-family-generic="roman" style:font-pitch="variable"/>
    <style:font-face style:name="mplus1mn-regular" svg:font-family="mplus1mn-regular" style:font-family-generic="roman" style:font-pitch="variable"/>
  </office:font-face-decls>
  <office:automatic-styles>
    <style:style style:name="P1" style:family="paragraph" style:parent-style-name="Standard">
      <style:text-properties officeooo:rsid="001c223f" officeooo:paragraph-rsid="001c223f"/>
    </style:style>
    <style:style style:name="P2" style:family="paragraph" style:parent-style-name="Standard">
      <style:text-properties officeooo:rsid="001c223f" officeooo:paragraph-rsid="0024c115"/>
    </style:style>
    <style:style style:name="P3" style:family="paragraph" style:parent-style-name="Standard">
      <style:text-properties officeooo:rsid="001c223f" officeooo:paragraph-rsid="00281bfe"/>
    </style:style>
    <style:style style:name="P4" style:family="paragraph" style:parent-style-name="Standard">
      <style:text-properties officeooo:rsid="001e3fd1" officeooo:paragraph-rsid="001e3fd1"/>
    </style:style>
    <style:style style:name="P5" style:family="paragraph" style:parent-style-name="Standard">
      <style:text-properties fo:font-style="italic" officeooo:rsid="001e3fd1" officeooo:paragraph-rsid="001e3fd1" style:font-style-asian="italic" style:font-style-complex="italic"/>
    </style:style>
    <style:style style:name="P6" style:family="paragraph" style:parent-style-name="Standard">
      <style:text-properties fo:font-style="italic" officeooo:rsid="0021f56e" officeooo:paragraph-rsid="0021f56e" style:font-style-asian="italic" style:font-style-complex="italic"/>
    </style:style>
    <style:style style:name="P7" style:family="paragraph" style:parent-style-name="Standard">
      <style:text-properties fo:font-style="normal" officeooo:rsid="0021f56e" officeooo:paragraph-rsid="0021f56e" style:font-style-asian="normal" style:font-style-complex="normal"/>
    </style:style>
    <style:style style:name="P8" style:family="paragraph" style:parent-style-name="Standard">
      <style:text-properties fo:font-style="normal" style:text-underline-style="solid" style:text-underline-width="auto" style:text-underline-color="font-color" fo:font-weight="bold" officeooo:rsid="0021f56e" officeooo:paragraph-rsid="0021f56e" style:font-style-asian="normal" style:font-weight-asian="bold" style:font-style-complex="normal" style:font-weight-complex="bold"/>
    </style:style>
    <style:style style:name="P9" style:family="paragraph" style:parent-style-name="Standard">
      <style:text-properties fo:color="#333333" loext:opacity="100%" style:font-name="NotoSerif" fo:font-size="10.5pt" fo:font-style="italic" officeooo:rsid="0021f56e" officeooo:paragraph-rsid="0021f56e" style:font-size-asian="10.5pt" style:font-style-asian="italic" style:font-style-complex="italic"/>
    </style:style>
    <style:style style:name="P10" style:family="paragraph" style:parent-style-name="Standard">
      <style:text-properties fo:color="#333333" loext:opacity="100%" style:font-name="NotoSerif" fo:font-size="10.5pt" fo:font-style="italic" officeooo:rsid="0023e642" officeooo:paragraph-rsid="0023e642" style:font-size-asian="10.5pt" style:font-style-asian="italic" style:font-style-complex="italic"/>
    </style:style>
    <style:style style:name="P11" style:family="paragraph" style:parent-style-name="Standard">
      <style:paragraph-properties fo:margin-top="0cm" fo:margin-bottom="0.499cm" style:contextual-spacing="false"/>
      <style:text-properties fo:background-color="#ab68ff"/>
    </style:style>
    <style:style style:name="P12" style:family="paragraph" style:parent-style-name="Text_20_body">
      <style:text-properties fo:background-color="#ab68ff"/>
    </style:style>
    <style:style style:name="P13" style:family="paragraph" style:parent-style-name="Text_20_body">
      <style:paragraph-properties fo:margin-top="0cm" fo:margin-bottom="0cm" style:contextual-spacing="false"/>
    </style:style>
    <style:style style:name="P14" style:family="paragraph" style:parent-style-name="Standard">
      <style:paragraph-properties fo:text-align="start" style:justify-single-word="false"/>
      <style:text-properties fo:font-style="italic" style:font-style-asian="italic" style:font-style-complex="italic"/>
    </style:style>
    <style:style style:name="P15" style:family="paragraph" style:parent-style-name="Standard">
      <style:text-properties officeooo:rsid="001c223f" officeooo:paragraph-rsid="001c223f"/>
    </style:style>
    <style:style style:name="P16" style:family="paragraph" style:parent-style-name="Standard">
      <style:text-properties officeooo:rsid="001c223f" officeooo:paragraph-rsid="0024c115"/>
    </style:style>
    <style:style style:name="P17" style:family="paragraph" style:parent-style-name="Text_20_body" style:list-style-name="L1"/>
    <style:style style:name="P18" style:family="paragraph" style:parent-style-name="Text_20_body" style:list-style-name="L1">
      <style:text-properties officeooo:rsid="001e3fd1" officeooo:paragraph-rsid="001e3fd1"/>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officeooo:rsid="001e4224"/>
    </style:style>
    <style:style style:name="T4" style:family="text">
      <style:text-properties officeooo:rsid="002017a6"/>
    </style:style>
    <style:style style:name="T5" style:family="text">
      <style:text-properties fo:color="#333333" loext:opacity="100%" style:font-name="NotoSerif" fo:font-size="10.5pt" style:font-size-asian="10.5pt"/>
    </style:style>
    <style:style style:name="T6" style:family="text">
      <style:text-properties fo:color="#333333" loext:opacity="100%" style:font-name="NotoSerif-Italic" fo:font-size="10.5pt" style:font-size-asian="10.5pt"/>
    </style:style>
    <style:style style:name="T7" style:family="text">
      <style:text-properties fo:color="#b22146" loext:opacity="100%" style:font-name="mplus1mn-regular" fo:font-size="10.5pt" style:font-size-asian="10.5pt"/>
    </style:style>
    <style:style style:name="T8" style:family="text">
      <style:text-properties officeooo:rsid="002235eb"/>
    </style:style>
    <style:style style:name="T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2763d1"/>
    </style:style>
    <style:style style:name="T12" style:family="text">
      <style:text-properties officeooo:rsid="00292460"/>
    </style:style>
    <style:style style:name="T13" style:family="text">
      <style:text-properties officeooo:rsid="0029de9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 Spring :</text:p>
      <text:p text:style-name="P1"/>
      <text:p text:style-name="P1">- Contexte application</text:p>
      <text:p text:style-name="P1">- Création des beans en XML</text:p>
      <text:p text:style-name="P1">- Création des beans en annotation-conf</text:p>
      <text:p text:style-name="P1">- Création des bean en Java-based</text:p>
      <text:p text:style-name="P1">- <text:span text:style-name="T8">Autowiring</text:span></text:p>
      <text:p text:style-name="P2">- Gestion de l’injection de dépendance par constructeurs</text:p>
      <text:p text:style-name="P2">- Gestion de l’injection de dépendance par setter-base</text:p>
      <text:p text:style-name="P2">- <text:span text:style-name="T12">Constructeur vs setter</text:span></text:p>
      <text:p text:style-name="P1">- Qualification des beans</text:p>
      <text:p text:style-name="P3">- Méthode intialisation et destruction</text:p>
      <text:p text:style-name="P1">- Notion de portée (scope)</text:p>
      <text:p text:style-name="P1">- <text:span text:style-name="T3">Héritage de bean </text:span><text:span text:style-name="T4">(avec abstract ou non)</text:span></text:p>
      <text:p text:style-name="P1">- <text:span text:style-name="T12">Configuration Java – annotation / XML</text:span></text:p>
      <text:p text:style-name="P1">- <text:span text:style-name="T13">Eclipse Spring Symbol</text:span></text:p>
      <text:p text:style-name="P1">- <text:span text:style-name="T11">Environnement abstraction : profile, property, value</text:span></text:p>
      <text:p text:style-name="P1"/>
      <text:p text:style-name="P4"><text:span text:style-name="T10">Injection par constructeur vs par setter vs par champ :</text:span> </text:p>
      <text:p text:style-name="P4"/>
      <text:p text:style-name="P4">Privilégié par constructeur, et avoir recours à l’injection par champ^en cas de dépendance circulaire qui ne peut être résolue par un refactoring du code (rare normalement) car :</text:p>
      <text:p text:style-name="P5"/>
      <text:list text:style-name="L1">
        <text:list-item>
          <text:p text:style-name="P18"><text:span text:style-name="Strong_20_Emphasis"><text:span text:style-name="T1">Sécurité des dépendances : </text:span></text:span><text:span text:style-name="Strong_20_Emphasis"><text:span text:style-name="T2">L'injection par constructeur garantit que l'objet est créé avec toutes ses dépendances nécessaires. Cela évite les états partiels ou inconsistants de l'objet et assure que l'objet est toujours dans un état entièrement initialisé.</text:span></text:span></text:p>
        </text:list-item>
        <text:list-item>
          <text:p text:style-name="P17"><text:span text:style-name="Strong_20_Emphasis"><text:span text:style-name="T1">Immutabilité :</text:span></text:span><text:span text:style-name="T1"> Lorsque les dépendances sont fournies via le constructeur, il est possible de les rendre finales, ce qui favorise l'immutabilité de l'objet. Les objets immuables sont plus faciles à raisonner, à tester, et sont plus sûrs dans un environnement multithread.</text:span></text:p>
        </text:list-item>
        <text:list-item>
          <text:p text:style-name="P17"><text:span text:style-name="Strong_20_Emphasis"><text:span text:style-name="T1">Facilité de test :</text:span></text:span><text:span text:style-name="T1"> Les objets avec des dépendances injectées par le constructeur sont généralement plus faciles à tester car les dépendances nécessaires sont explicitement fournies lors de la création de l'objet. Cela simplifie l'écriture de tests unitaires car il n'y a pas besoin de méthodes setter pour injecter des dépendances pour les tests.</text:span></text:p>
        </text:list-item>
        <text:list-item>
          <text:p text:style-name="P17"><text:span text:style-name="Strong_20_Emphasis"><text:span text:style-name="T1">Découplage :</text:span></text:span><text:span text:style-name="T1"> L'injection par constructeur encourage un couplage plus lâche puisque les classes ne doivent pas exposer de setters uniquement à des fins d'injection de dépendances.</text:span></text:p>
        </text:list-item>
        <text:list-item>
          <text:p text:style-name="P17"><text:span text:style-name="Strong_20_Emphasis"><text:span text:style-name="T1">Clarté du code :</text:span></text:span><text:span text:style-name="T1"> L'utilisation du constructeur pour l'injection de dépendances rend les dépendances nécessaires explicites, ce qui améliore la lisibilité et la compréhensibilité du code.</text:span></text:p>
        </text:list-item>
      </text:list>
      <text:p text:style-name="P8">@Autowire sur les constructeurs pour les classes annoté @Component ou dérivé :</text:p>
      <text:p text:style-name="P7"/>
      <text:p text:style-name="P14" loext:marker-style-name="T5"><text:span text:style-name="T5">Injected constructor and factory method arguments are a special case since the </text:span><text:span text:style-name="T7">required </text:span><text:span text:style-name="T5">attribute</text:span></text:p>
      <text:p text:style-name="P14" loext:marker-style-name="T5"><text:span text:style-name="T5">in </text:span><text:span text:style-name="T7">@Autowired </text:span><text:span text:style-name="T5">has a somewhat different meaning due to Spring’s constructor resolution algorithm</text:span></text:p>
      <text:p text:style-name="P14" loext:marker-style-name="T5"><text:span text:style-name="T5">that may potentially deal with multiple constructors. Constructor and factory method arguments</text:span><text:span text:style-name="T5"/></text:p>
      <text:p text:style-name="P14" loext:marker-style-name="T5"><text:span text:style-name="T5">are effectively required by default but with a few special rules in a single-constructor scenario,</text:span><text:span text:style-name="T5"/></text:p>
      <text:p text:style-name="P14" loext:marker-style-name="T5"><text:span text:style-name="T5">such as multi-element injection points (arrays, collections, maps) resolving to empty instances if no</text:span><text:span text:style-name="T5"/></text:p>
      <text:p text:style-name="P14" loext:marker-style-name="T5"><text:span text:style-name="T5">matching beans are available. This allows for a common implementation pattern where all</text:span><text:span text:style-name="T5"/></text:p>
      <text:p text:style-name="P14" loext:marker-style-name="T5"><text:span text:style-name="T5">dependencies can be declared in a unique multi-argument constructor — for example, declared as</text:span><text:span text:style-name="T5"/></text:p>
      <text:p text:style-name="P6"><text:soft-page-break/><text:span text:style-name="T5">a single public constructor without an </text:span><text:span text:style-name="T7">@Autowired </text:span><text:span text:style-name="T5">annotation.</text:span></text:p>
      <text:p text:style-name="P14" loext:marker-style-name="T5"><text:span text:style-name="T5">Only one constructor of any given bean class may declare </text:span><text:span text:style-name="T7">@Autowired </text:span><text:span text:style-name="T5">with the</text:span></text:p>
      <text:p text:style-name="P14" loext:marker-style-name="T5"><text:span text:style-name="T7">required </text:span><text:span text:style-name="T5">attribute set to </text:span><text:span text:style-name="T7">true</text:span><text:span text:style-name="T5">, indicating </text:span><text:span text:style-name="T6">the </text:span><text:span text:style-name="T5">constructor to autowire when used as</text:span></text:p>
      <text:p text:style-name="P14" loext:marker-style-name="T5"><text:span text:style-name="T5">a Spring bean. As a consequence, if the </text:span><text:span text:style-name="T7">required </text:span><text:span text:style-name="T5">attribute is left at its default value</text:span></text:p>
      <text:p text:style-name="P14" loext:marker-style-name="T5"><text:span text:style-name="T7">true</text:span><text:span text:style-name="T5">, only a single constructor may be annotated with </text:span><text:span text:style-name="T7">@Autowired</text:span><text:span text:style-name="T5">. If multiple</text:span></text:p>
      <text:p text:style-name="P14" loext:marker-style-name="T5"><text:span text:style-name="T5">constructors declare the annotation, they will all have to declare </text:span><text:span text:style-name="T7">required=false </text:span><text:span text:style-name="T5">in</text:span></text:p>
      <text:p text:style-name="P14" loext:marker-style-name="T5"><text:span text:style-name="T5">order to be considered as candidates for autowiring (analogous to</text:span><text:span text:style-name="T5"/></text:p>
      <text:p text:style-name="P14" loext:marker-style-name="T5"><text:span text:style-name="T7">autowire=constructor </text:span><text:span text:style-name="T5">in XML). The constructor with the greatest number of</text:span></text:p>
      <text:p text:style-name="P14" loext:marker-style-name="T5"><text:span text:style-name="T5">dependencies that can be satisfied by matching beans in the Spring container will</text:span><text:span text:style-name="T5"/></text:p>
      <text:p text:style-name="P14" loext:marker-style-name="T5"><text:span text:style-name="T5">be chosen. If none of the candidates can be satisfied, then a primary/default</text:span><text:span text:style-name="T5"/></text:p>
      <text:p text:style-name="P14" loext:marker-style-name="T5"><text:span text:style-name="T5">constructor (if present) will be used. Similarly, if a class declares multiple</text:span><text:span text:style-name="T5"/></text:p>
      <text:p text:style-name="P14" loext:marker-style-name="T5"><text:span text:style-name="T5">constructors but none of them is annotated with </text:span><text:span text:style-name="T7">@Autowired</text:span><text:span text:style-name="T5">, then a</text:span></text:p>
      <text:p text:style-name="P14" loext:marker-style-name="T5"><text:span text:style-name="T5">primary/default constructor (if present) will be used. If a class only declares a</text:span><text:span text:style-name="T5"/></text:p>
      <text:p text:style-name="P14" loext:marker-style-name="T5"><text:span text:style-name="T5">single constructor to begin with, it will always be used, even if not annotated. Note</text:span><text:span text:style-name="T5"/></text:p>
      <text:p text:style-name="P9">that an annotated constructor does not have to be public.</text:p>
      <text:p text:style-name="P9"/>
      <text:p text:style-name="P10"><text:span text:style-name="T9">Autowiring :</text:span> </text:p>
      <text:p text:style-name="P10"/>
      <text:p text:style-name="P10">En Java, dans le framework Spring, quel est le mode d'Autowiring par défaut dans une classe annotée @component</text:p>
      <text:p text:style-name="P11">ChatGPT</text:p>
      <text:p text:style-name="Text_20_body">Dans le framework Spring pour Java, lorsque vous utilisez l'annotation <text:span text:style-name="Source_20_Text">@Component</text:span>, le mode d'autowiring par défaut est <text:span text:style-name="Source_20_Text">byType</text:span>. Cela signifie que Spring va automatiquement injecter les dépendances en se basant sur leur type. Si Spring trouve un ou plusieurs beans dans le conteneur qui correspondent au type requis, il les injectera automatiquement.</text:p>
      <text:p text:style-name="Text_20_body">Cependant, il est important de noter que si plusieurs beans du même type existent, cela peut causer une exception à moins que vous n'utilisiez des annotations supplémentaires comme <text:span text:style-name="Source_20_Text">@Qualifier</text:span> pour spécifier quel bean doit être injecté.</text:p>
      <text:p text:style-name="P13"><draw:frame draw:style-name="fr1" draw:name="Image1" text:anchor-type="as-char" svg:width="0.635cm" svg:height="0.635cm" draw:z-index="0"><draw:image xlink:href="Pictures/100000000000007800000078B74FACC5EE49570F.png" xlink:type="simple" xlink:show="embed" xlink:actuate="onLoad" draw:mime-type="image/png"/><svg:title>User</svg:title></draw:frame></text:p>
      <text:p text:style-name="P13">En XML quel est le mode autowiring par defaut d'un bean</text:p>
      <text:p text:style-name="P12">ChatGPT</text:p>
      <text:p text:style-name="Text_20_body">Dans le cadre de la configuration XML de Spring Framework, le mode d'autowiring par défaut pour un bean est <text:span text:style-name="Source_20_Text">no</text:span>. Cela signifie qu'aucune injection automatique de dépendances n'est réalisée. Dans ce mode, vous devez spécifier manuellement les dépendances en utilisant des éléments <text:span text:style-name="Source_20_Text">&lt;property&gt;</text:span> ou <text:span text:style-name="Source_20_Text">&lt;constructor-arg&gt;</text:span> dans votre fichier de configuration XML.</text:p>
      <text:p text:style-name="Text_20_body">Il existe d'autres modes d'autowiring que vous pouvez spécifier explicitement dans votre configuration XML, tels que <text:span text:style-name="Source_20_Text">byName</text:span>, <text:span text:style-name="Source_20_Text">byType</text:span>, <text:span text:style-name="Source_20_Text">constructor</text:span>, et <text:span text:style-name="Source_20_Text">autodetect</text:span>, mais si rien n'est spécifié, Spring n'effectuera pas d'autowiring automatiquement.</text:p>
      <text:p text:style-name="P13"><draw:frame draw:style-name="fr1" draw:name="Image2" text:anchor-type="as-char" svg:width="0.635cm" svg:height="0.635cm" draw:z-index="1"><draw:image xlink:href="Pictures/100000000000007800000078B74FACC5EE49570F.png" xlink:type="simple" xlink:show="embed" xlink:actuate="onLoad" draw:mime-type="image/png"/><svg:title>User</svg:title></draw:frame></text:p>
      <text:p text:style-name="P13">pourquoi cette différence</text:p>
      <text:p text:style-name="P12">ChatGPT</text:p>
      <text:p text:style-name="Text_20_body"><text:soft-page-break/>La différence dans les modes d'autowiring par défaut entre les annotations (<text:span text:style-name="Source_20_Text">@Component</text:span>) et la configuration XML dans Spring s'explique par l'évolution des pratiques de développement et des principes de conception au sein du framework Spring.</text:p>
      <text:list text:style-name="L2">
        <text:list-item>
          <text:p text:style-name="P19"><text:span text:style-name="Strong_20_Emphasis">Approche basée sur les annotations :</text:span> Avec l'introduction et la popularisation des annotations (<text:span text:style-name="Source_20_Text">@Component</text:span>, <text:span text:style-name="Source_20_Text">@Service</text:span>, <text:span text:style-name="Source_20_Text">@Repository</text:span>, <text:span text:style-name="Source_20_Text">@Controller</text:span>, etc.), Spring a encouragé une approche de configuration plus déclarative et moins verbeuse. L'autowiring <text:span text:style-name="Source_20_Text">byType</text:span> dans les classes annotées est un choix qui favorise la simplicité et la facilité de développement. Les annotations encouragent une configuration "convention sur configuration", où les choix par défaut sont supposés être les plus communs et pratiques pour la majorité des cas d'utilisation.</text:p>
        </text:list-item>
        <text:list-item>
          <text:p text:style-name="P19"><text:span text:style-name="Strong_20_Emphasis">Approche basée sur XML :</text:span> À l'origine, Spring utilisait principalement la configuration XML, qui est plus explicite et flexible, mais aussi plus verbeuse. L'absence d'autowiring par défaut (<text:span text:style-name="Source_20_Text">no</text:span>) dans la configuration XML est une décision de conception qui favorise l'explicitation. Cela force les développeurs à être plus conscients des dépendances qu'ils injectent, ce qui peut être bénéfique pour la compréhension et la maintenance, en particulier dans les grands projets avec de nombreuses dépendances.</text:p>
        </text:list-item>
        <text:list-item>
          <text:p text:style-name="P19"><text:span text:style-name="Strong_20_Emphasis">Prévention des conflits et ambiguïtés :</text:span> L'approche par défaut "pas d'autowiring" dans XML aide à prévenir les conflits et les ambiguïtés qui pourraient survenir avec l'injection automatique, en particulier dans des applications complexes où plusieurs beans du même type peuvent exister.</text:p>
        </text:list-item>
        <text:list-item>
          <text:p text:style-name="P19"><text:span text:style-name="Strong_20_Emphasis">Évolution des pratiques :</text:span> Ces différences reflètent également l'évolution des pratiques de développement logiciel. Au fil du temps, avec l'adoption croissante de l'injection de dépendances et du principe de "Inversion de Contrôle", les développeurs ont préféré des méthodes plus automatisées et moins verbeuses (comme les annotations), réduisant ainsi la nécessité d'une configuration XML détaillée.</text:p>
        </text:list-item>
      </text:list>
      <text:p text:style-name="Text_20_body">En résumé, la différence de modes d'autowiring par défaut entre les annotations et la configuration XML dans Spring est le résultat d'un équilibre entre simplicité, explicitation, et évolution des meilleures pratiques dans le développement logiciel.</text:p>
      <text:p text:style-name="P13"><draw:frame draw:style-name="fr1" draw:name="Image3" text:anchor-type="as-char" svg:width="0.635cm" svg:height="0.635cm" draw:z-index="2"><draw:image xlink:href="Pictures/100000000000007800000078B74FACC5EE49570F.png" xlink:type="simple" xlink:show="embed" xlink:actuate="onLoad" draw:mime-type="image/png"/><svg:title>User</svg:title></draw:frame></text:p>
      <text:p text:style-name="P13">donc en mode annotation @component l'autowiring se fait sur les paramètres du constructeur par exemple. Mais sur les attribut (field) il n'y a pas d'injection automatique non ?</text:p>
      <text:p text:style-name="P12">ChatGPT</text:p>
      <text:p text:style-name="Text_20_body">En mode annotation avec <text:span text:style-name="Source_20_Text">@Component</text:span> dans Spring, l'injection de dépendances peut se faire de plusieurs manières, y compris via les champs (fields), les constructeurs, et les méthodes setter. Voici comment cela fonctionne :</text:p>
      <text:list text:style-name="L3">
        <text:list-item>
          <text:p text:style-name="P20"><text:span text:style-name="Strong_20_Emphasis">Injection via les Constructeurs :</text:span> Lorsque vous utilisez des annotations, l'injection de dépendances via le constructeur est souvent privilégiée et considérée comme une bonne pratique. Spring 4.3 et versions ultérieures permettent l'injection automatique dans un constructeur sans nécessiter d'annotation <text:span text:style-name="Source_20_Text">@Autowired</text:span>, à condition qu'il y ait un seul constructeur défini. Cette méthode est sûre et garantit que les dépendances nécessaires sont fournies avant l'utilisation de l'objet.</text:p>
        </text:list-item>
        <text:list-item>
          <text:p text:style-name="P20"><text:soft-page-break/><text:span text:style-name="Strong_20_Emphasis">Injection via les Champs (Field Injection) :</text:span> L'injection directe dans les champs est également possible en utilisant l'annotation <text:span text:style-name="Source_20_Text">@Autowired</text:span> sur les champs individuels. Bien que cela soit moins verbeux et très pratique, il est souvent critiqué car cela peut conduire à des difficultés dans les tests unitaires, une moins bonne visibilité des dépendances, et une potentielle violation de l'encapsulation.</text:p>
        </text:list-item>
        <text:list-item>
          <text:p text:style-name="P20"><text:span text:style-name="Strong_20_Emphasis">Injection via les Méthodes Setter :</text:span> Vous pouvez également utiliser l'annotation <text:span text:style-name="Source_20_Text">@Autowired</text:span> sur les méthodes setter pour l'injection de dépendances. Cela permet une plus grande flexibilité et une meilleure visibilité des dépendances par rapport à l'injection de champs.</text:p>
        </text:list-item>
      </text:list>
      <text:p text:style-name="Text_20_body">En résumé, en mode annotation avec <text:span text:style-name="Source_20_Text">@Component</text:span>, Spring permet l'injection automatique de dépendances non seulement dans les paramètres du constructeur, mais aussi directement dans les champs et via les méthodes setter. Chaque méthode a ses avantages et inconvénients, et le choix dépend souvent des préférences de conception et des exigences spécifiques du projet.</text:p>
      <text:p text:style-name="P13"><draw:frame draw:style-name="fr1" draw:name="Image4" text:anchor-type="as-char" svg:width="0.635cm" svg:height="0.635cm" draw:z-index="3"><draw:image xlink:href="Pictures/100000000000007800000078B74FACC5EE49570F.png" xlink:type="simple" xlink:show="embed" xlink:actuate="onLoad" draw:mime-type="image/png"/><svg:title>User</svg:title></draw:frame></text:p>
      <text:p text:style-name="P13">mais si on ne met pas @autowired sur un champ, il ne sera pas injecter automatiquement, à la différence des constructeurs si il n'y en a qu'un c'est ça ?</text:p>
      <text:p text:style-name="P12">ChatGPT</text:p>
      <text:p text:style-name="Text_20_body">Oui, c'est exact. Dans le cadre de l'utilisation du framework Spring avec les annotations, la distinction entre l'injection de dépendances via les constructeurs et via les champs est importante :</text:p>
      <text:list text:style-name="L4">
        <text:list-item>
          <text:p text:style-name="P21"><text:span text:style-name="Strong_20_Emphasis">Injection via les Constructeurs :</text:span> Si vous avez un seul constructeur dans votre classe annotée avec <text:span text:style-name="Source_20_Text">@Component</text:span>, Spring effectuera une injection de dépendances automatique dans ce constructeur, même si vous ne marquez pas le constructeur avec <text:span text:style-name="Source_20_Text">@Autowired</text:span>. C'est une fonctionnalité introduite dans Spring 4.3 pour simplifier la configuration et encourager l'utilisation de l'injection via les constructeurs, qui est généralement considérée comme une bonne pratique.</text:p>
        </text:list-item>
        <text:list-item>
          <text:p text:style-name="P21"><text:span text:style-name="Strong_20_Emphasis">Injection via les Champs :</text:span> Pour l'injection de dépendances dans les champs (field injection), vous devez utiliser l'annotation <text:span text:style-name="Source_20_Text">@Autowired</text:span> sur chaque champ individuel où vous souhaitez que Spring injecte une dépendance. Si vous ne marquez pas un champ avec <text:span text:style-name="Source_20_Text">@Autowired</text:span>, Spring ne tentera pas d'injecter automatiquement une dépendance dans ce champ.</text:p>
        </text:list-item>
      </text:list>
      <text:p text:style-name="Text_20_body">Ainsi, pour l'injection via les champs, l'utilisation de <text:span text:style-name="Source_20_Text">@Autowired</text:span> est nécessaire pour que Spring reconnaisse qu'une injection de dépendance est requise, tandis que pour un unique constructeur dans une classe, l'annotation <text:span text:style-name="Source_20_Text">@Autowired</text:span> est optionnelle</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Serif" svg:font-family="NotoSerif" style:font-family-generic="roman" style:font-pitch="variable"/>
    <style:font-face style:name="NotoSerif-Italic" svg:font-family="NotoSerif-Italic" style:font-family-generic="roman" style:font-pitch="variable"/>
    <style:font-face style:name="mplus1mn-regular" svg:font-family="mplus1mn-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hilippe Sabaa</meta:initial-creator>
    <meta:creation-date>2024-01-30T15:25:37.756000000</meta:creation-date>
    <dc:date>2024-02-21T11:11:12.702000000</dc:date>
    <dc:creator>Philippe Sabaa</dc:creator>
    <meta:editing-duration>PT7H11M58S</meta:editing-duration>
    <meta:editing-cycles>11</meta:editing-cycles>
    <meta:generator>LibreOffice/7.5.9.2$Windows_X86_64 LibreOffice_project/cdeefe45c17511d326101eed8008ac4092f278a9</meta:generator>
    <meta:document-statistic meta:table-count="0" meta:image-count="4" meta:object-count="0" meta:page-count="4" meta:paragraph-count="80" meta:word-count="1615" meta:character-count="10853" meta:non-whitespace-character-count="9324"/>
  </office:meta>
</office:document-meta>
</file>